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5in" style:rel-column-width="2160*"/>
    </style:style>
    <style:style style:name="Table1.B" style:family="table-column">
      <style:table-column-properties style:column-width="2.875in" style:rel-column-width="4140*"/>
    </style:style>
    <style:style style:name="Table1.C" style:family="table-column">
      <style:table-column-properties style:column-width="2.55in" style:rel-column-width="367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officeooo:rsid="0018ead5" officeooo:paragraph-rsid="0018ead5" fo:background-color="#ffff00" style:font-weight-asian="bold" style:font-weight-complex="bold"/>
    </style:style>
    <style:style style:name="P5" style:family="paragraph" style:parent-style-name="Text_20_body">
      <style:text-properties fo:font-weight="bold" officeooo:rsid="001b4cf2" officeooo:paragraph-rsid="001b4cf2" fo:background-color="#ffff00" style:font-weight-asian="bold" style:font-weight-complex="bold"/>
    </style:style>
    <style:style style:name="P6" style:family="paragraph" style:parent-style-name="Text_20_body">
      <style:text-properties fo:font-weight="bold" officeooo:rsid="001cd018" officeooo:paragraph-rsid="001cd018" fo:background-color="#ffff00" style:font-weight-asian="bold" style:font-weight-complex="bold"/>
    </style:style>
    <style:style style:name="P7" style:family="paragraph" style:parent-style-name="Text_20_body">
      <style:text-properties officeooo:rsid="0016ffd9" officeooo:paragraph-rsid="0016ffd9"/>
    </style:style>
    <style:style style:name="P8" style:family="paragraph" style:parent-style-name="Text_20_body" style:list-style-name="L1">
      <style:text-properties officeooo:rsid="0016ffd9" officeooo:paragraph-rsid="0016ffd9"/>
    </style:style>
    <style:style style:name="P9" style:family="paragraph" style:parent-style-name="Text_20_body">
      <style:text-properties officeooo:rsid="0018ead5" officeooo:paragraph-rsid="0018ead5"/>
    </style:style>
    <style:style style:name="P10" style:family="paragraph" style:parent-style-name="Text_20_body">
      <style:text-properties officeooo:rsid="001b4cf2" officeooo:paragraph-rsid="001b4cf2"/>
    </style:style>
    <style:style style:name="P11" style:family="paragraph" style:parent-style-name="Text_20_body">
      <style:text-properties officeooo:rsid="001cd018" officeooo:paragraph-rsid="001cd018"/>
    </style:style>
    <style:style style:name="P12" style:family="paragraph" style:parent-style-name="Text_20_body">
      <style:text-properties officeooo:rsid="001eba1f" officeooo:paragraph-rsid="001eba1f"/>
    </style:style>
    <style:style style:name="P13" style:family="paragraph" style:parent-style-name="Text_20_body">
      <style:text-properties officeooo:paragraph-rsid="001eba1f"/>
    </style:style>
    <style:style style:name="P14" style:family="paragraph" style:parent-style-name="Table_20_Contents">
      <style:text-properties fo:font-weight="bold" officeooo:rsid="001eba1f" officeooo:paragraph-rsid="001eba1f" style:font-weight-asian="bold" style:font-weight-complex="bold"/>
    </style:style>
    <style:style style:name="P15" style:family="paragraph" style:parent-style-name="Table_20_Contents">
      <style:text-properties officeooo:rsid="001fddaf" officeooo:paragraph-rsid="001fddaf"/>
    </style:style>
    <style:style style:name="P16" style:family="paragraph" style:parent-style-name="Command">
      <style:text-properties officeooo:rsid="001eba1f" officeooo:paragraph-rsid="001eba1f"/>
    </style:style>
    <style:style style:name="T1" style:family="text">
      <style:text-properties officeooo:rsid="00140cf5"/>
    </style:style>
    <style:style style:name="T2" style:family="text">
      <style:text-properties officeooo:rsid="0014545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5454" style:font-weight-asian="bold" style:font-weight-complex="bold"/>
    </style:style>
    <style:style style:name="T5" style:family="text">
      <style:text-properties officeooo:rsid="001a8bfe"/>
    </style:style>
    <style:style style:name="T6" style:family="text">
      <style:text-properties officeooo:rsid="001eba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S 140U – Intro to Unix/Linux</text:p>
      <text:p text:style-name="P1">Lab <text:span text:style-name="T1">8</text:span> – <text:span text:style-name="T1">Processes and Resources</text:span></text:p>
      <text:p text:style-name="P2"/>
      <text:p text:style-name="P3">Part 1 – <text:span text:style-name="T2">Your own Processes (4 points)</text:span></text:p>
      <text:p text:style-name="Text_20_body">You can see the processes you have started with the <text:span text:style-name="T3">ps</text:span> command. <text:s/>At your command prompt, type the ps command. <text:s/>Notice the process id numbers and which programs are running. <text:s/>Now start a couple of processes that would take a long time to complete. <text:s/>We are going to want to start them in the background using the &amp; symbol (see the book for information about doing this).</text:p>
      <text:p text:style-name="P7">Make sure you have the following commands all running in the background:</text:p>
      <text:list xml:id="list6955391061015891280" text:style-name="L1">
        <text:list-item>
          <text:p text:style-name="P8">sleep 10001</text:p>
        </text:list-item>
        <text:list-item>
          <text:p text:style-name="P8">sleep 10002</text:p>
        </text:list-item>
        <text:list-item>
          <text:p text:style-name="P8">sleep 10003</text:p>
        </text:list-item>
        <text:list-item>
          <text:p text:style-name="P8">sleep 10004</text:p>
        </text:list-item>
        <text:list-item>
          <text:p text:style-name="P8">sleep 10005</text:p>
        </text:list-item>
      </text:list>
      <text:p text:style-name="P9">Use the <text:span text:style-name="T3">jobs</text:span> command to show that they are all running in the background. <text:s/>Take a screen print and paste it below.</text:p>
      <text:p text:style-name="P9"/>
      <text:p text:style-name="P4">&lt;Replace with screen print showing all 5 sleep jobs running in the background (2 points)&gt;</text:p>
      <text:p text:style-name="P9"/>
      <text:p text:style-name="P9">Now using either the <text:span text:style-name="T3">jobs</text:span> command or the <text:span text:style-name="T3">ps</text:span> command find terminate each process. <text:s/>You can use <text:span text:style-name="T3">Ctrl-c</text:span> to break out of a command in the foreground and the kill command to kill a process. <text:s/>Take a screen print showing the termination of at least one of the sleep commands. <text:s/>Paste it below.</text:p>
      <text:p text:style-name="P9"/>
      <text:p text:style-name="P4">&lt;Replace with screen print showing the termination of a sleep command (2 points)&gt;</text:p>
      <text:p text:style-name="Text_20_body"/>
      <text:p text:style-name="P3">Part 2 – System Processes <text:span text:style-name="T5">(2 points)</text:span></text:p>
      <text:p text:style-name="P10">Use the top command to display all processes. <text:s/>Remember that to get out of the top command you can press the “q” key. <text:s/>While in the top command use the “<text:span text:style-name="T3">&lt;</text:span>” and “<text:span text:style-name="T3">&gt;</text:span>” keys switch sorting columns to sort by memory instead of CPU. <text:s/>When you have verified that the top command is sorting by memory, take a screen print and paste it below.</text:p>
      <text:p text:style-name="P10"/>
      <text:p text:style-name="P5">&lt;Replace with a screen print showing the top command sorted by memory (2 points)&gt;</text:p>
      <text:p text:style-name="Text_20_body"/>
      <text:p text:style-name="P3">Part 3 – Kernel /proc/ Directory <text:span text:style-name="T5">(2 points)</text:span></text:p>
      <text:p text:style-name="P11">Navigate to the <text:span text:style-name="T3">/proc/</text:span> directory and use the <text:span text:style-name="T3">cat</text:span> command to display the contents of the files that show your memory and CPU information. <text:s/>Take a screen print of each one and paste it below.</text:p>
      <text:p text:style-name="P11"/>
      <text:p text:style-name="P6"><text:soft-page-break/>&lt;Replace with a screen print showing the contents of the meminfo file (1 point)&gt;</text:p>
      <text:p text:style-name="P11"/>
      <text:p text:style-name="P6">&lt;Replace with a screen print showing the contents of the cpuinfo file (1 point)&gt;</text:p>
      <text:p text:style-name="Text_20_body"/>
      <text:p text:style-name="P3">Part 4 – Partition Usage <text:span text:style-name="T5">(2 points)</text:span></text:p>
      <text:p text:style-name="P12">Use the following commands to see how much space is being used by each partition on your system then get a list of sub-directories in the / directory.</text:p>
      <text:p text:style-name="P13"/>
      <text:p text:style-name="P16">df -h</text:p>
      <text:p text:style-name="P13"/>
      <text:p text:style-name="Command">ls -l /</text:p>
      <text:p text:style-name="P12"/>
      <text:p text:style-name="P12">Once you know how much total space is being used, fill in the following table using information from the <text:span text:style-name="T3">du -h</text:span> command to check so see how much space is used in each of the following sub-directories.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Directory</text:p>
          </table:table-cell>
          <table:table-cell table:style-name="Table1.A1" office:value-type="string">
            <text:p text:style-name="P14">Command</text:p>
          </table:table-cell>
          <table:table-cell table:style-name="Table1.C1" office:value-type="string">
            <text:p text:style-name="P14">Size</text:p>
          </table:table-cell>
        </table:table-row>
        <table:table-row>
          <table:table-cell table:style-name="Table1.A2" office:value-type="string">
            <text:p text:style-name="Table_20_Contents">/<text:span text:style-name="T6">bin/</text:span></text:p>
          </table:table-cell>
          <table:table-cell table:style-name="Table1.A2" office:value-type="string">
            <text:p text:style-name="P15">du -h /bin/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/<text:span text:style-name="T6">boot/</text:span></text:p>
          </table:table-cell>
          <table:table-cell table:style-name="Table1.A2" office:value-type="string">
            <text:p text:style-name="P15">du -h /boot/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/<text:span text:style-name="T6">etc/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/<text:span text:style-name="T6">home/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/<text:span text:style-name="T6">lib/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/<text:span text:style-name="T6">root/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/<text:span text:style-name="T6">sbin/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/<text:span text:style-name="T6">tmp/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/<text:span text:style-name="T6">usr/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p text:style-name="Text_20_body"><text:span text:style-name="T3">Part </text:span><text:span text:style-name="T4">5</text:span><text:span text:style-name="T3"> – Upload to Moodle</text:span></text:p>
      <text:p text:style-name="Text_20_body">Make sure this document has been completed. <text:s/>Once you are sure this document has been completed, make sure the document is saved. <text:s/>After you are sure the document has been saved, make sure you know which document you have saved and know how to navigate to it using your host operating system. <text:s/>Upload this document to Moodle. <text:s/>You will lose points if you upload an incorrect documen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6e6e6" draw:opacity="100%"/>
      <style:paragraph-properties fo:margin-left="0.2in" fo:margin-right="0in" fo:margin-top="0in" fo:margin-bottom="0in" loext:contextual-spacing="false" fo:text-indent="0in" style:auto-text-indent="false" fo:background-color="#e6e6e6" fo:padding="0.0201in" fo:border="0.06pt solid #000000" style:shadow="non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mmand" style:family="paragraph" style:parent-style-name="Preformatted_20_Text" style:next-style-name="Text_20_body">
      <style:text-properties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12:27:26.21</meta:creation-date>
    <dc:date>2015-11-14T22:56:33.257000000</dc:date>
    <meta:editing-duration>PT1H48M34S</meta:editing-duration>
    <meta:editing-cycles>16</meta:editing-cycles>
    <meta:generator>LibreOffice/5.0.2.2$Windows_x86 LibreOffice_project/37b43f919e4de5eeaca9b9755ed688758a8251fe</meta:generator>
    <meta:document-statistic meta:table-count="1" meta:image-count="0" meta:object-count="0" meta:page-count="2" meta:paragraph-count="42" meta:word-count="534" meta:character-count="2906" meta:non-whitespace-character-count="2396"/>
  </office:meta>
</office:document-meta>
</file>